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style:text-underline-style="solid" style:text-underline-width="auto" style:text-underline-color="font-color" fo:font-weight="bold" officeooo:rsid="001962f7" officeooo:paragraph-rsid="001962f7" style:font-weight-asian="bold" style:font-weight-complex="bold"/>
    </style:style>
    <style:style style:name="P2" style:family="paragraph" style:parent-style-name="Standard">
      <style:text-properties fo:language="es" fo:country="ES" style:text-underline-style="none" fo:font-weight="bold" officeooo:rsid="001962f7" officeooo:paragraph-rsid="001962f7" style:font-weight-asian="bold" style:font-weight-complex="bold"/>
    </style:style>
    <style:style style:name="P3" style:family="paragraph" style:parent-style-name="Standard">
      <style:text-properties fo:language="es" fo:country="ES" style:text-underline-style="none" fo:font-weight="normal" officeooo:rsid="001962f7" officeooo:paragraph-rsid="001962f7" style:font-weight-asian="normal" style:font-weight-complex="normal"/>
    </style:style>
    <style:style style:name="P4" style:family="paragraph" style:parent-style-name="Standard" style:list-style-name="L2">
      <style:text-properties fo:language="es" fo:country="ES" officeooo:paragraph-rsid="001ca157"/>
    </style:style>
    <style:style style:name="P5" style:family="paragraph" style:parent-style-name="Standard" style:list-style-name="L2">
      <style:text-properties fo:language="es" fo:country="ES" officeooo:rsid="001ca157" officeooo:paragraph-rsid="001ca157"/>
    </style:style>
    <style:style style:name="P6" style:family="paragraph" style:parent-style-name="Standard" style:list-style-name="L2">
      <style:text-properties fo:language="es" fo:country="ES" officeooo:rsid="001e3bb4" officeooo:paragraph-rsid="001e3bb4"/>
    </style:style>
    <style:style style:name="P7" style:family="paragraph" style:parent-style-name="Standard">
      <style:text-properties fo:language="es" fo:country="ES" officeooo:paragraph-rsid="001ca157"/>
    </style:style>
    <style:style style:name="P8" style:family="paragraph" style:parent-style-name="Standard" style:list-style-name="L2">
      <style:text-properties fo:language="es" fo:country="ES" officeooo:rsid="0020b223" officeooo:paragraph-rsid="0020b223"/>
    </style:style>
    <style:style style:name="P9" style:family="paragraph" style:parent-style-name="Standard" style:master-page-name="Standard">
      <style:paragraph-properties style:page-number="auto"/>
      <style:text-properties fo:language="es" fo:country="ES"/>
    </style:style>
    <style:style style:name="P10" style:family="paragraph" style:parent-style-name="List_20_Paragraph" style:list-style-name="WWNum2">
      <style:text-properties fo:language="es" fo:country="ES"/>
    </style:style>
    <style:style style:name="P11" style:family="paragraph" style:parent-style-name="List_20_Paragraph" style:list-style-name="WWNum2">
      <style:text-properties fo:language="es" fo:country="ES" officeooo:rsid="001b0a58" officeooo:paragraph-rsid="001b0a58"/>
    </style:style>
    <style:style style:name="P12" style:family="paragraph" style:parent-style-name="List_20_Paragraph">
      <style:text-properties fo:language="es" fo:country="ES" officeooo:rsid="001b0a58" officeooo:paragraph-rsid="001b0a58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fo:font-weight="bold" officeooo:rsid="001b0a58" officeooo:paragraph-rsid="001b0a58" style:font-weight-asian="bold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fo:font-weight="normal" officeooo:rsid="001ca157" officeooo:paragraph-rsid="001ca157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ca157"/>
    </style:style>
    <style:style style:name="T3" style:family="text">
      <style:text-properties officeooo:rsid="001e3b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quisitos funcionales</text:p>
      <text:p text:style-name="P1">PAGINA PRINCIPAL (DE BIENVENIDA)</text:p>
      <text:p text:style-name="P2">DESCRIPCION</text:p>
      <text:p text:style-name="P3">Será la página principal de la aplicación, donde el usuario podrá entrar al resto de departamentos. Si alguien intenta acceder a otra parte de la web, se le redireccionará aquí.</text:p>
      <text:list xml:id="list7979076909507799605" text:style-name="WWNum2">
        <text:list-item>
          <text:p text:style-name="P10">RF001 <text:line-break/>El usuario accederá a la web mediante formulario de bienvenida con campos: user y contraseña.</text:p>
        </text:list-item>
        <text:list-item>
          <text:p text:style-name="P10">RF002<text:line-break/>El usuario debe de disponer de un método de recuperación de contraseña o usuario instantáneo.</text:p>
        </text:list-item>
        <text:list-item>
          <text:p text:style-name="P10">RF003<text:line-break/>El usuario de disponer de un método de creación de usuario.</text:p>
        </text:list-item>
        <text:list-item>
          <text:p text:style-name="P10">RF004<text:line-break/>El usuario puede elegir un personaje entre varios.</text:p>
        </text:list-item>
        <text:list-item>
          <text:p text:style-name="P10">RF005<text:line-break/>El usuario después de elegir personaje, tendrá un pequeño tutorial de como funciona la aplicación.</text:p>
        </text:list-item>
        <text:list-item>
          <text:p text:style-name="P11"><text:bookmark text:name="_GoBack"/>RF006</text:p>
          <text:p text:style-name="P11">Si se validan usuario y contraseña, se redirecciona al “Menú principal”</text:p>
        </text:list-item>
        <text:list-item>
          <text:p text:style-name="P11">RF007</text:p>
          <text:p text:style-name="P11">Botón de contacto, para contactar con los administradores vía </text:p>
        </text:list-item>
      </text:list>
      <text:p text:style-name="P12"/>
      <text:p text:style-name="P13">MENÚ PRINCIPAL</text:p>
      <text:p text:style-name="P13"/>
      <text:p text:style-name="P13"><text:span text:style-name="T1">DESCRIPCION</text:span></text:p>
      <text:p text:style-name="P13"/>
      <text:p text:style-name="P14"><text:span text:style-name="T1">Página donde se encuentra el menú principal, desde la cual el usuario podrá acceder al resto de departamentos de la aplicación.</text:span></text:p>
      <text:p text:style-name="P14"><text:span text:style-name="T1"/></text:p>
      <text:list xml:id="list2594659244151507343" text:style-name="L2">
        <text:list-item>
          <text:p text:style-name="P4"><text:span text:style-name="T2">RF001. Botón “Play”. Dará acceso al juego. </text:span></text:p>
        </text:list-item>
        <text:list-item>
          <text:p text:style-name="P5">RF002. Botón “<text:span text:style-name="T3">Characters”. Dará acceso a la pantalla de personajes.</text:span></text:p>
        </text:list-item>
        <text:list-item>
          <text:p text:style-name="P6">RF003. Botón “Config”. Dará acceso a la pantalla de configuración del juego.</text:p>
        </text:list-item>
        <text:list-item>
          <text:p text:style-name="P6">RF004. Botón “Credits”. Mostrará información de los creadores del juego.</text:p>
        </text:list-item>
        <text:list-item>
          <text:p text:style-name="P6">RF005. Botón “Tutorial”. Dará acceso a la pantalla de <text:s/>tutorial.</text:p>
        </text:list-item>
        <text:list-item>
          <text:p text:style-name="P8">RF006. Botón “Shop”. Dará acceso a la pantalla tienda.</text:p>
        </text:list-item>
      </text:list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chi</meta:initial-creator>
    <meta:editing-cycles>8</meta:editing-cycles>
    <meta:creation-date>2015-10-21T14:11:00</meta:creation-date>
    <dc:date>2015-10-23T10:40:35.464000000</dc:date>
    <meta:editing-duration>PT17M16S</meta:editing-duration>
    <meta:generator>LibreOffice/4.2.5.2$Windows_x86 LibreOffice_project/61cb170a04bb1f12e77c884eab9192be736ec5f5</meta:generator>
    <meta:document-statistic meta:table-count="0" meta:image-count="0" meta:object-count="0" meta:page-count="1" meta:paragraph-count="23" meta:word-count="225" meta:character-count="1353" meta:non-whitespace-character-count="11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